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91ec2" officeooo:paragraph-rsid="00191ec2" style:font-size-asian="14pt" style:font-size-complex="14pt"/>
    </style:style>
    <style:style style:name="P2" style:family="paragraph" style:parent-style-name="Standard">
      <style:paragraph-properties fo:text-align="center" style:justify-single-word="false"/>
      <style:text-properties fo:font-size="14pt" officeooo:rsid="001a1354" officeooo:paragraph-rsid="001a1354" style:font-size-asian="14pt" style:font-size-complex="14pt"/>
    </style:style>
    <style:style style:name="P3" style:family="paragraph" style:parent-style-name="Standard">
      <style:paragraph-properties fo:text-align="justify" style:justify-single-word="false"/>
      <style:text-properties fo:font-size="14pt" officeooo:rsid="001a1354" officeooo:paragraph-rsid="0021b201" style:font-size-asian="14pt" style:font-size-complex="14pt"/>
    </style:style>
    <style:style style:name="P4" style:family="paragraph" style:parent-style-name="Standard">
      <style:paragraph-properties fo:text-align="center" style:justify-single-word="false"/>
      <style:text-properties fo:font-size="14pt" officeooo:rsid="0021b201" officeooo:paragraph-rsid="0021b201" style:font-size-asian="14pt" style:font-size-complex="14pt"/>
    </style:style>
    <style:style style:name="P5" style:family="paragraph" style:parent-style-name="Standard">
      <style:paragraph-properties fo:text-align="justify" style:justify-single-word="false"/>
      <style:text-properties fo:font-size="14pt" officeooo:rsid="002988ba" officeooo:paragraph-rsid="002988ba" style:font-size-asian="14pt" style:font-size-complex="14pt"/>
    </style:style>
    <style:style style:name="P6" style:family="paragraph" style:parent-style-name="Standard">
      <style:paragraph-properties fo:text-align="center" style:justify-single-word="false"/>
      <style:text-properties fo:font-size="14pt" officeooo:rsid="002988ba" officeooo:paragraph-rsid="002988ba" style:font-size-asian="14pt" style:font-size-complex="14pt"/>
    </style:style>
    <style:style style:name="P7" style:family="paragraph" style:parent-style-name="Standard">
      <style:paragraph-properties fo:text-align="center" style:justify-single-word="false"/>
      <style:text-properties fo:font-size="14pt" officeooo:rsid="0021b201" officeooo:paragraph-rsid="0021b201" style:font-size-asian="14pt" style:font-size-complex="14pt"/>
    </style:style>
    <style:style style:name="T1" style:family="text">
      <style:text-properties officeooo:rsid="001b5d1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vable computing protocol</text:p>
      <text:p text:style-name="P2"/>
      <text:p text:style-name="P2">github.com/beyondns/pcpio</text:p>
      <text:p text:style-name="P2"/>
      <text:p text:style-name="P2">Abstract</text:p>
      <text:p text:style-name="P2"/>
      <text:p text:style-name="P3">Provable computing protocol (PCP) is a protocol for decentralized applications (dap<text:span text:style-name="T1">p</text:span>s) with provable (verifiable) state transitions. <text:span text:style-name="T1">In contrast to consensus based blockchain protocols, provable computing is based on mathematical proofs. Digital signature algorithm and protocol is very simple example of PCP. Let’s consider that Alice signs a document and can send this document with signature to Bob or anyone else. Bob or others can verify this signature independently, there is no consensus required, this protocol is based on cryptographic algorithm and math. Math is universal consensus itself. <text:s/>In general almost any computing algorithm can be verified if all necessary inputs and outputs linked, hashed, timestamped and digitally signed. To verify sequence of transactions from the last one to very first all state transitions are logged as a directed acyclic graph (DAG). Every graph vertex contains transaction outputs with links (hashes) to previous <text:s/>transaction outputs. This <text:s/>provable computing graph (PCG) can be used to verify all transactions (state transitions). First PCG vertex contains genesis dataset, initial token holders balances for example. All child PCG vertexes (transaction outputs) must contain links (hashes) to previous vertexes (previous transaction outputs). PCG <text:s/>can be processed in parallel based on global lock-free algorithms, no global mutex required. There are two strategies, one to keep PCG on each user node, other is to use global decentralized database. Both have pros and cons. Global PCG usage requires extra fee. Any attempts to attack PCP systems by incorrect transaction can be used to ban attacker’s account and hold all assets. DDoS attack is possible but expensive and depends on network scale. PCP can be used independently or as extension to existent popular blockchains. PCP transaction code is loadable at runtime and has equivalent possibilities to web pages code (js) but with more limitations. </text:span></text:p>
      <text:p text:style-name="P3"/>
      <text:p text:style-name="P4">1 <text:s/>Provable computing protocol</text:p>
      <text:p text:style-name="P4"/>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4:11:24.339468991</meta:creation-date>
    <meta:generator>LibreOffice/5.1.6.2$Linux_x86 LibreOffice_project/10m0$Build-2</meta:generator>
    <dc:date>2017-10-08T19:52:30.680811009</dc:date>
    <meta:editing-duration>PT28M19S</meta:editing-duration>
    <meta:editing-cycles>5</meta:editing-cycles>
    <meta:document-statistic meta:table-count="0" meta:image-count="0" meta:object-count="0" meta:page-count="1" meta:paragraph-count="5" meta:word-count="303" meta:character-count="2044" meta:non-whitespace-character-count="1740"/>
  </office:meta>
</office:document-meta>
</file>